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0a6a61" officeooo:paragraph-rsid="000a6a61"/>
    </style:style>
    <style:style style:name="P2" style:family="paragraph" style:parent-style-name="Standard">
      <style:text-properties fo:font-weight="bold" officeooo:rsid="00109fe4" officeooo:paragraph-rsid="001118c0" style:font-weight-asian="bold" style:font-weight-complex="bold"/>
    </style:style>
    <style:style style:name="P3" style:family="paragraph" style:parent-style-name="Standard">
      <style:text-properties fo:font-size="15pt" officeooo:rsid="000a6a61" officeooo:paragraph-rsid="000a6a61" style:font-size-asian="15pt" style:font-size-complex="15pt"/>
    </style:style>
    <style:style style:name="P4" style:family="paragraph" style:parent-style-name="Standard">
      <style:text-properties officeooo:rsid="00109fe4" officeooo:paragraph-rsid="00109fe4"/>
    </style:style>
    <style:style style:name="P5" style:family="paragraph" style:parent-style-name="Standard">
      <style:text-properties officeooo:rsid="00109fe4" officeooo:paragraph-rsid="00109fe4" fo:background-color="#000000"/>
    </style:style>
    <style:style style:name="P6" style:family="paragraph" style:parent-style-name="Standard">
      <style:text-properties officeooo:rsid="001118c0" officeooo:paragraph-rsid="001118c0" fo:background-color="#000000"/>
    </style:style>
    <style:style style:name="P7" style:family="paragraph" style:parent-style-name="Standard">
      <style:text-properties officeooo:rsid="000a6a61" officeooo:paragraph-rsid="0014b502" fo:background-color="#000000"/>
    </style:style>
    <style:style style:name="P8" style:family="paragraph" style:parent-style-name="Standard">
      <style:text-properties officeooo:rsid="001118c0" officeooo:paragraph-rsid="001118c0"/>
    </style:style>
    <style:style style:name="P9" style:family="paragraph" style:parent-style-name="Standard">
      <style:text-properties fo:font-weight="normal" officeooo:rsid="00109fe4" officeooo:paragraph-rsid="00118b24" style:font-weight-asian="normal" style:font-weight-complex="normal"/>
    </style:style>
    <style:style style:name="P10" style:family="paragraph" style:parent-style-name="Standard">
      <style:text-properties fo:color="#2a6099" loext:opacity="100%" officeooo:rsid="00109fe4" officeooo:paragraph-rsid="00109fe4"/>
    </style:style>
    <style:style style:name="P11" style:family="paragraph" style:parent-style-name="Standard">
      <style:text-properties fo:color="#2a6099" loext:opacity="100%" fo:font-weight="bold" officeooo:rsid="00109fe4" officeooo:paragraph-rsid="00118b24" style:font-weight-asian="bold" style:font-weight-complex="bold"/>
    </style:style>
    <style:style style:name="P12" style:family="paragraph" style:parent-style-name="Standard">
      <style:text-properties fo:color="#2a6099" loext:opacity="100%" fo:font-size="15pt" fo:font-weight="bold" officeooo:rsid="000a6a61" officeooo:paragraph-rsid="000a6a61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2a6099" loext:opacity="100%" fo:font-size="15pt" fo:font-weight="bold" officeooo:rsid="000a6a61" officeooo:paragraph-rsid="0014b502" fo:background-color="#ffffff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size="15pt" fo:font-weight="bold" officeooo:rsid="000a6a61" officeooo:paragraph-rsid="0014b502" fo:background-color="#ffffff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2pt" fo:font-weight="bold" officeooo:rsid="00292215" officeooo:paragraph-rsid="00292215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2a6099" loext:opacity="100%" fo:font-size="12pt" fo:font-weight="bold" officeooo:rsid="00109fe4" officeooo:paragraph-rsid="00118b24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2a6099" loext:opacity="100%" fo:font-size="13pt" officeooo:rsid="000a6a61" officeooo:paragraph-rsid="0014b502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fo:font-size="13pt" fo:font-weight="bold" officeooo:rsid="000a6a61" officeooo:paragraph-rsid="0014b502" fo:background-color="#ffffff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2a6099" loext:opacity="100%" officeooo:rsid="000a6a61" officeooo:paragraph-rsid="0014b502" fo:background-color="#ffffff"/>
    </style:style>
    <style:style style:name="P20" style:family="paragraph" style:parent-style-name="Standard">
      <style:text-properties fo:font-size="12pt" fo:font-weight="normal" officeooo:rsid="000a6a61" officeooo:paragraph-rsid="0014b50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0a6a61" officeooo:paragraph-rsid="0014b502" fo:background-color="#00000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a6a61" officeooo:paragraph-rsid="0014b502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a6a61" officeooo:paragraph-rsid="001bded5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0a6a61" officeooo:paragraph-rsid="001cab40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0a6a61" officeooo:paragraph-rsid="0014b502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0a6a61" officeooo:paragraph-rsid="0014b502" fo:background-color="#11111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a6a61" officeooo:paragraph-rsid="0014b502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04d6e" officeooo:paragraph-rsid="00204d6e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92215" officeooo:paragraph-rsid="00292215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92215" officeooo:paragraph-rsid="00315cbf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92215" officeooo:paragraph-rsid="0033fc9f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5cbf" officeooo:paragraph-rsid="00315cbf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04d6e" officeooo:paragraph-rsid="00204d6e" fo:background-color="#fffff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92215" officeooo:paragraph-rsid="00292215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92215" officeooo:paragraph-rsid="00315cbf" fo:background-color="#fffff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92215" officeooo:paragraph-rsid="0033fc9f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33fc9f" officeooo:paragraph-rsid="0033fc9f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04d6e" officeooo:paragraph-rsid="00204d6e" fo:background-color="#0000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fffff" loext:opacity="100%" fo:font-size="12pt" fo:font-weight="normal" officeooo:rsid="00239862" officeooo:paragraph-rsid="00204d6e" fo:background-color="#000000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ffffff" loext:opacity="100%" officeooo:rsid="000a6a61" officeooo:paragraph-rsid="000a6a61" fo:background-color="#2a6099"/>
    </style:style>
    <style:style style:name="P41" style:family="paragraph" style:parent-style-name="Standard">
      <style:paragraph-properties fo:text-align="justify" style:justify-single-word="false"/>
      <style:text-properties fo:color="#ffffff" loext:opacity="100%" fo:font-size="15pt" fo:font-weight="bold" officeooo:rsid="001bded5" officeooo:paragraph-rsid="001bded5" fo:background-color="#2a6099" style:font-size-asian="15pt" style:font-weight-asian="bold" style:font-size-complex="15pt" style:font-weight-complex="bold"/>
    </style:style>
    <style:style style:name="P42" style:family="paragraph" style:parent-style-name="Standard">
      <style:text-properties officeooo:rsid="000a6a61" officeooo:paragraph-rsid="0014b502" fo:background-color="#ffffff"/>
    </style:style>
    <style:style style:name="P43" style:family="paragraph" style:parent-style-name="Standard">
      <style:text-properties officeooo:rsid="001118c0" officeooo:paragraph-rsid="001118c0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92a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7c39"/>
    </style:style>
    <style:style style:name="T6" style:family="text">
      <style:text-properties officeooo:rsid="001118c0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04d6e"/>
    </style:style>
    <style:style style:name="T9" style:family="text">
      <style:text-properties officeooo:rsid="00118b24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background-color="#000000" loext:char-shading-value="0"/>
    </style:style>
    <style:style style:name="T14" style:family="text">
      <style:text-properties officeooo:rsid="00204d6e"/>
    </style:style>
    <style:style style:name="T15" style:family="text">
      <style:text-properties style:text-underline-style="solid" style:text-underline-type="double" style:text-underline-width="auto" style:text-underline-color="font-color"/>
    </style:style>
    <style:style style:name="T16" style:family="text">
      <style:text-properties officeooo:rsid="0032ca74"/>
    </style:style>
    <style:style style:name="T17" style:family="text">
      <style:text-properties officeooo:rsid="0033fc9f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ndo Tabelas<text:tab/><text:tab/><text:tab/><text:tab/><text:tab/><text:tab/><text:tab/><text:tab/>21/11/2022</text:p>
      <text:p text:style-name="P3"/>
      <text:p text:style-name="P1"><text:span text:style-name="T1">Você será capaz de:</text:span></text:p>
      <text:p text:style-name="P1">Inserir dados em tabelas com INSERT</text:p>
      <text:p text:style-name="P1">Atualizar dados em tabelas com UPDATE</text:p>
      <text:p text:style-name="P1">Apagar dados em tabelas com DELETE</text:p>
      <text:p text:style-name="P1"/>
      <text:p text:style-name="P12">Apagando e recriando um banco de dados</text:p>
      <text:p text:style-name="P1">Como apagar (dropar) o banco sakila e recriá-lo do zero:</text:p>
      <text:p text:style-name="P1"/>
      <text:p text:style-name="P1"><text:span text:style-name="T5">1</text:span>- Abra o MySQL Workbench e se conecte a ele.</text:p>
      <text:p text:style-name="P1"/>
      <text:p text:style-name="P1"><text:span text:style-name="T5">2</text:span>- Selecione o banco sakila na lista de bancos de dados com o botão direito e clique em “Drop Schema“.</text:p>
      <text:p text:style-name="P1"/>
      <text:p text:style-name="P1"><text:span text:style-name="T5">3</text:span>- Selecione “Drop Now”.</text:p>
      <text:p text:style-name="P1"/>
      <text:p text:style-name="P1"><text:span text:style-name="T5">4- </text:span>Clique com o botão direito <text:span text:style-name="T3">neste link</text:span> e salve como arquivo .sql.</text:p>
      <text:p text:style-name="P1"/>
      <text:p text:style-name="P1"><text:span text:style-name="T5">5- </text:span>Retorne para o MySQL Workbench, selecione Abrir Script SQL… e selecione o arquivo sakila.sql.</text:p>
      <text:p text:style-name="P1"/>
      <text:p text:style-name="P1"><text:span text:style-name="T5">6- </text:span>Clique em executar para restaurar o banco de dados.</text:p>
      <text:p text:style-name="P1"/>
      <text:p text:style-name="P1"><text:span text:style-name="T5">7- </text:span>Caso necessário, clique no botão de “atualizar schemas”.</text:p>
      <text:p text:style-name="P1"/>
      <text:p text:style-name="P1"/>
      <text:p text:style-name="P40"><text:span text:style-name="T10">INSERT - adicionando dados em tabelas</text:span></text:p>
      <text:p text:style-name="P1">Informação importante sobre os tipos de aspas</text:p>
      <text:p text:style-name="P1"/>
      <text:p text:style-name="P1"/>
      <text:p text:style-name="P1"><text:span text:style-name="T12">Backticks ou crase (``)</text:span><text:span text:style-name="T1">:</text:span> são usadas para identificar nome de tabelas e colunas. São necessárias apenas quando o identificador for uma palavra reservada do MySQL, ou quando o nome da tabela ou coluna contiver espaços em branco.</text:p>
      <text:p text:style-name="P1"/>
      <text:p text:style-name="P1"/>
      <text:p text:style-name="P1"><text:span text:style-name="T12">Aspas simples (''):</text:span> devem ser usadas em valores do tipo string. Aspas simples são aceitas na maioria dos Sistemas de Gerenciamento de Banco de Dados, sendo assim, é preferível usar aspas simples no lugar das aspas duplas.</text:p>
      <text:p text:style-name="P1"/>
      <text:p text:style-name="P1"/>
      <text:p text:style-name="P10"><text:span text:style-name="T2">C</text:span><text:span text:style-name="T1">OMO ADICIONAR DADOS EM UMA TABELA:</text:span></text:p>
      <text:p text:style-name="P8">Essa query vai adicionar uma linha na tabela nome_da_tabela com os valores em suas colunas </text:p>
      <text:p text:style-name="P4"/>
      <text:p text:style-name="P5">INSERT INTO nome_da_tabela (coluna1, coluna2)</text:p>
      <text:p text:style-name="P5">VALUES ('valor_coluna1', 'valor_coluna2');</text:p>
      <text:p text:style-name="P5"/>
      <text:p text:style-name="P5"/>
      <text:p text:style-name="P11"/>
      <text:p text:style-name="P11"/>
      <text:p text:style-name="P11"/>
      <text:p text:style-name="P16"><text:soft-page-break/>COMO ADICIONAR <text:span text:style-name="T6">VÁRIOS </text:span>DADOS <text:span text:style-name="T6">DE UMA VEZ SÓ</text:span>:</text:p>
      <text:p text:style-name="P9">é <text:span text:style-name="T9">possível inserir múltiplas linhas em uma tabela:</text:span></text:p>
      <text:p text:style-name="P2"/>
      <text:p text:style-name="P43">INSERT INTO nome_da_tabela (coluna1, coluna2) VALUES</text:p>
      <text:p text:style-name="P43">('valor_1','valor_2'),</text:p>
      <text:p text:style-name="P43">('valor_3','valor_4'),</text:p>
      <text:p text:style-name="P43">('valor_5','valor_6');</text:p>
      <text:p text:style-name="P6"/>
      <text:p text:style-name="P17"><text:span text:style-name="T1">Ignorando linhas existentes</text:span></text:p>
      <text:p text:style-name="P20">Quando for importar uma quantidade grande de dados, pode ser preferível, em alguns cenários, que você simplesmente ignore os erros e pule os dados problemáticos, que, normalmente, interromperiam a query em função de alguma restrição imposta na tabela. Ex: duplicidade de primary keys.</text:p>
      <text:p text:style-name="P20"/>
      <text:p text:style-name="P20">Podemos ignorar os erros durante a inserção usando o INSERT IGNORE. Considere a tabela e a query a seguir:</text:p>
      <text:p text:style-name="P7"/>
      <text:p text:style-name="P42">INSERT IGNORE INTO pessoas (id, name) VALUES</text:p>
      <text:p text:style-name="P42">(4,'Gloria'),<text:span text:style-name="T11"> -- Sem o IGNORE, essa linha geraria um erro e o INSERT não continuaria.</text:span></text:p>
      <text:p text:style-name="P42">(5,'Amanda');</text:p>
      <text:p text:style-name="P42"/>
      <text:p text:style-name="P19">-- Pesquisando agora, você verá que a informação duplicada não foi inserida.</text:p>
      <text:p text:style-name="P19">-- Porém os dados corretos foram inseridos com sucesso.</text:p>
      <text:p text:style-name="P42">SELECT * FROM pessoas;</text:p>
      <text:p text:style-name="P7"/>
      <text:p text:style-name="P7"/>
      <text:p text:style-name="P13">Inserindo valores em colunas com auto_increment</text:p>
      <text:p text:style-name="P13"/>
      <text:p text:style-name="P22">Primeiramente, é preciso saber que o <text:span text:style-name="T1">auto_increment </text:span>é uma funcionalidade que todos os bancos de dados possuem. Ela permite que valores sejam gerados automaticamente cada vez que uma nova linha é inserida em uma tabela que tem essa restrição ativa. Ao inserir um novo ator na tabela sakila.actor, caso outros atores ainda não tenham sido inseridos desde que o banco foi restaurado, o próximo valor que será gerado para actor_id será o valor do último id registrado acrescido de 1. Por exemplo: se o último id registrado foi 200, o próximo valor gerado será 200 + 1.</text:p>
      <text:p text:style-name="P22"/>
      <text:p text:style-name="P22">Com isso em mente, a coluna que possui auto_increment é omitida no INSERT, uma vez que o valor já é gerado automaticamente:</text:p>
      <text:p text:style-name="P22"/>
      <text:p text:style-name="P26">INSERT INTO sakila.actor (first_name, last_name)</text:p>
      <text:p text:style-name="P26">VALUES('Marcelo','Santos');</text:p>
      <text:p text:style-name="P26"/>
      <text:p text:style-name="P14"/>
      <text:p text:style-name="P18">INSERT SELECT (Inserindo dados de uma outra tabela)</text:p>
      <text:p text:style-name="P22">É possível inserir dados a partir de outra tabela usando INSERT INTO SELECT:</text:p>
      <text:p text:style-name="P22"/>
      <text:p text:style-name="P22">INSERT INTO tabelaA (coluna1, coluna2)</text:p>
      <text:p text:style-name="P22"><text:s text:c="4"/>SELECT tabelaB.coluna1, tabelaB.coluna2</text:p>
      <text:p text:style-name="P22"><text:s text:c="4"/>FROM tabelaB</text:p>
      <text:p text:style-name="P22"><text:s text:c="4"/>WHERE tabelaB.nome_da_coluna &lt;&gt; 'algumValor'</text:p>
      <text:p text:style-name="P22"><text:s text:c="4"/>ORDER BY tabelaB.coluna_de_ordenacao;</text:p>
      <text:p text:style-name="P21"/>
      <text:p text:style-name="P41"><text:soft-page-break/>UPDATE – alterando dados</text:p>
      <text:p text:style-name="P23"/>
      <text:p text:style-name="P24"><text:span text:style-name="T13">UPDATE sakila.staff</text:span><text:tab/><text:tab/><text:tab/><text:span text:style-name="T11">UPDATE nome_da_tabela<text:tab/></text:span><text:tab/><text:tab/></text:p>
      <text:p text:style-name="P24"><text:span text:style-name="T13">SET first_name = 'Rannveig'<text:tab/></text:span><text:tab/><text:span text:style-name="T11">SET propriedade_a_ser_alterada = 'novo valor para coluna'</text:span></text:p>
      <text:p text:style-name="P23"><text:span text:style-name="T13">WHERE first_name = 'Ravein'; </text:span><text:tab/><text:span text:style-name="T11">WHERE alguma_condicao; -- importantíssimo aplicar o <text:tab/><text:tab/><text:tab/><text:tab/><text:tab/><text:tab/>WHERE para não alterar a tabela inteira!</text:span></text:p>
      <text:p text:style-name="P25"><text:span text:style-name="T7">É </text:span><text:span text:style-name="T8">importante colocar o WHERE para não alterar a tabela inteira</text:span></text:p>
      <text:p text:style-name="P25"><text:span text:style-name="T8"/></text:p>
      <text:p text:style-name="P27"><text:span text:style-name="T14">________________________________________________________________________________</text:span></text:p>
      <text:p text:style-name="P33"><text:span text:style-name="T11">safe updates mode: </text:span><text:span text:style-name="T4">Uma curiosidade sobre o UPDATE e o DELETE no MySQL Server é que, por padrão, existe uma configuração chamada safe updates mode que só vai te permitir executá-los caso eles incluam quais IDs devem ser modificados. Então, caso você tente fazer a query abaixo, ela não funcionaria por não incluir o ID.</text:span></text:p>
      <text:p text:style-name="P28"/>
      <text:p text:style-name="P28">Para evitar essa restrição, rode o seguinte comando em uma janela de query dentro do MySQL Workbench sempre que abri-lo para desabilitar essa funcionalidade, antes de executar seus comandos de UPDATE ou DELETE:</text:p>
      <text:p text:style-name="P33"/>
      <text:p text:style-name="P38">SET SQL_SAFE_UPDATES = 0;</text:p>
      <text:p text:style-name="P28">________________________________________________________________________________</text:p>
      <text:p text:style-name="P39"/>
      <text:p text:style-name="P15">Alterando mais de uma coluna ao mesmo tempo</text:p>
      <text:p text:style-name="P15"/>
      <text:p text:style-name="P29">Cadastrou um nome e sobrenome <text:span text:style-name="T15">errado</text:span>? 😦 Não se preocupe! Com o UPDATE resolvemos isso de um jeito bem simples! Basta inserir o nome da coluna que deseja alterar, em seguida definir o id do usuário e voilà, nome e sobrenome alterados.</text:p>
      <text:p text:style-name="P29"/>
      <text:p text:style-name="P29">UPDATE sakila.staff</text:p>
      <text:p text:style-name="P29">SET first_name = 'Rannveig', last_name = 'Jordan'</text:p>
      <text:p text:style-name="P29">WHERE staff_id = 4;</text:p>
      <text:p text:style-name="P29"/>
      <text:p text:style-name="P15">UPDATE em massa</text:p>
      <text:p text:style-name="P15"/>
      <text:p text:style-name="P29">Por questões de performance, para que apenas uma solicitação de query seja enviada ao servidor, podemos fazer uma atualização em massa.</text:p>
      <text:p text:style-name="P29"/>
      <text:p text:style-name="P29"/>
      <text:p text:style-name="P34">-- Opção 1 - Incluindo a lista de condições fixas</text:p>
      <text:p text:style-name="P29">UPDATE sakila.actor</text:p>
      <text:p text:style-name="P29">SET first_name = 'JOE'</text:p>
      <text:p text:style-name="P29">WHERE actor_id IN (1,2,3);</text:p>
      <text:p text:style-name="P29"/>
      <text:p text:style-name="P29"/>
      <text:p text:style-name="P34">-- Opção 2 - Especificando como cada entrada será alterada individualmente</text:p>
      <text:p text:style-name="P29">UPDATE sakila.actor</text:p>
      <text:p text:style-name="P29">SET first_name = (</text:p>
      <text:p text:style-name="P29">CASE actor_id WHEN 1 THEN 'JOE' <text:span text:style-name="T11">-- se actor_id = 1, alterar first_name para 'JOE'</text:span></text:p>
      <text:p text:style-name="P29"><text:s text:c="14"/>WHEN 2 THEN 'DAVIS' -<text:span text:style-name="T11">- se actor_id = 2, alterar first_name para 'DAVIS'</text:span></text:p>
      <text:p text:style-name="P29"><text:s text:c="14"/>WHEN 3 THEN 'CAROLINE' <text:span text:style-name="T11">-- se actor_id = 3, alterar first_name para 'CAROLINE'</text:span></text:p>
      <text:p text:style-name="P29"><text:tab/> <text:s text:c="5"/>ELSE first_name <text:span text:style-name="T11">-- em todos os outros casos, mantém-se o first_name</text:span></text:p>
      <text:p text:style-name="P29">END);</text:p>
      <text:p text:style-name="P29"><text:a xlink:type="simple" xlink:href="https://www.w3schools.com/sql/func_mysql_case.asp" text:style-name="Internet_20_link" text:visited-style-name="Visited_20_Internet_20_Link">https://www.w3schools.com/sql/func_mysql_case.asp</text:a></text:p>
      <text:p text:style-name="P15"><text:soft-page-break/>Fazendo um UPDATE de forma sequencial</text:p>
      <text:p text:style-name="P15"/>
      <text:p text:style-name="P29">Se o comando ORDER BY for usado juntamente com o UPDATE, os resultados serão alterados na ordem em que forem encontrados.</text:p>
      <text:p text:style-name="P29"/>
      <text:p text:style-name="P29">Se o comando LIMIT for usado em conjunto com o UPDATE, um limite será imposto na quantidade de resultados que podem ser alterados. Caso contrário, todos os resultados que satisfizerem a condição serão atualizados.</text:p>
      <text:p text:style-name="P29"/>
      <text:p text:style-name="P29">Veja a sintaxe abaixo. Lembre-se de que os valores entre colchetes ([]) são opcionais:</text:p>
      <text:p text:style-name="P29"/>
      <text:p text:style-name="P29">UPDATE nome_da_tabela</text:p>
      <text:p text:style-name="P29">SET coluna1 = valor1, coluna2 = valor2</text:p>
      <text:p text:style-name="P29">[WHERE condições]</text:p>
      <text:p text:style-name="P29">[ORDER BY expressao [ ASC | DESC ]]</text:p>
      <text:p text:style-name="P29">[LIMIT quantidade_resultados];</text:p>
      <text:p text:style-name="P29"/>
      <text:p text:style-name="P34">-- Exemplo:</text:p>
      <text:p text:style-name="P29">UPDATE sakila.staff</text:p>
      <text:p text:style-name="P29">SET password = 'FavorResetarSuaSenha123'</text:p>
      <text:p text:style-name="P29">WHERE active = 1</text:p>
      <text:p text:style-name="P29">ORDER BY last_update</text:p>
      <text:p text:style-name="P29">LIMIT 2;</text:p>
      <text:p text:style-name="P29"/>
      <text:p text:style-name="P29">________________________________________________________________________________</text:p>
      <text:p text:style-name="P36">--<text:span text:style-name="T16">safe-updates. É </text:span><text:span text:style-name="T17">uma forma de travar quando rodamos um comando sem o where</text:span></text:p>
      <text:p text:style-name="P37"/>
      <text:p text:style-name="P37">Voce pode habilitar:</text:p>
      <text:p text:style-name="P31">SET SQL_SAFE_UPDATES = <text:span text:style-name="T17">1;</text:span></text:p>
      <text:p text:style-name="P35"/>
      <text:p text:style-name="P35">Você pode desabilitar:</text:p>
      <text:p text:style-name="P30">SET SQL_SAFE_UPDATES = 0;</text:p>
      <text:p text:style-name="P30">________________________________________________________________________________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3:44:59.351059780</meta:creation-date>
    <dc:date>2022-11-21T17:40:13.566667659</dc:date>
    <meta:editing-duration>PT3H54M56S</meta:editing-duration>
    <meta:editing-cycles>37</meta:editing-cycles>
    <meta:generator>LibreOffice/7.3.6.2$Linux_X86_64 LibreOffice_project/30$Build-2</meta:generator>
    <meta:document-statistic meta:table-count="0" meta:image-count="0" meta:object-count="0" meta:page-count="4" meta:paragraph-count="101" meta:word-count="1007" meta:character-count="6712" meta:non-whitespace-character-count="5734"/>
  </office:meta>
</office:document-meta>
</file>